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automatic-styles>
    <style:style style:name="P1" style:family="paragraph" style:parent-style-name="Heading_20_1">
      <style:paragraph-properties fo:text-align="start" style:justify-single-word="false"/>
      <style:text-properties officeooo:rsid="0021c2e6" officeooo:paragraph-rsid="0021c2e6"/>
    </style:style>
    <style:style style:name="P2" style:family="paragraph" style:parent-style-name="Heading_20_2">
      <style:text-properties officeooo:rsid="0021c2e6" officeooo:paragraph-rsid="0021c2e6"/>
    </style:style>
    <style:style style:name="P3" style:family="paragraph" style:parent-style-name="Heading_20_2">
      <style:text-properties officeooo:paragraph-rsid="0021c2e6"/>
    </style:style>
    <style:style style:name="P4" style:family="paragraph" style:parent-style-name="Text_20_body">
      <style:text-properties officeooo:paragraph-rsid="0021c2e6"/>
    </style:style>
    <style:style style:name="T1" style:family="text">
      <style:text-properties officeooo:rsid="0021c2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On The Turning Away</text:h>
      <text:h text:style-name="P2" text:outline-level="2">G <text:s text:c="2"/>C/G</text:h>
      <text:h text:style-name="Heading_20_3" text:outline-level="3">On the turning away</text:h>
      <text:p text:style-name="P4">From the pale and downtrodden, </text:p>
      <text:p text:style-name="P4">And the words they say, Which we won't understand</text:p>
      <text:p text:style-name="P4">Don't accept that what's happening, Is just a case of others' suffering</text:p>
      <text:p text:style-name="P4">Or you'll find that you're joining in, The turning away</text:p>
      <text:h text:style-name="Heading_20_2" text:outline-level="2">e f# <text:s text:c="2"/><text:span text:style-name="T1">G <text:s text:c="2"/>C <text:s text:c="2"/>Em <text:s text:c="2"/>D <text:s text:c="2"/>G <text:s text:c="2"/>C</text:span></text:h>
      <text:h text:style-name="Heading_20_2" text:outline-level="2">Em <text:s text:c="2"/>C <text:s text:c="2"/>G</text:h>
      <text:h text:style-name="P2" text:outline-level="2">Em <text:s text:c="2"/>G <text:s text:c="2"/>C</text:h>
      <text:h text:style-name="P3" text:outline-level="2"><text:span text:style-name="T1">G <text:s text:c="2"/>C <text:s text:c="2"/>Em <text:s text:c="2"/>D <text:s text:c="2"/>G</text:span></text:h>
      <text:h text:style-name="Heading_20_3" text:outline-level="3">It's a sin that somehow</text:h>
      <text:p text:style-name="P4">light is changing to shadow, and casting its shroud over all we have known</text:p>
      <text:p text:style-name="P4">Unaware how the ranks have grown, Driven on by a heart of stone</text:p>
      <text:p text:style-name="P4">We could find that we're all alone, In the dream<text:span text:style-name="T1">s</text:span> of the proud</text:p>
      <text:h text:style-name="Heading_20_3" text:outline-level="3">On the wings of the night</text:h>
      <text:p text:style-name="P4">As the daytime is stirring, Where the speechless unite In a silent accord</text:p>
      <text:p text:style-name="P4">Using words you will find are strange, Mesmerized as they light the flame</text:p>
      <text:p text:style-name="P4">Feel the new wind of change, On the wings of the night</text:p>
      <text:h text:style-name="Heading_20_3" text:outline-level="3">No more turning away, </text:h>
      <text:p text:style-name="P4">From the weak and the weary, No more turning away, From the coldness inside</text:p>
      <text:p text:style-name="P4">Just a world that we all must share, It's not enough just to stand and stare</text:p>
      <text:p text:style-name="P4">Is it only a dream that there'll be, No more turning away?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adornments="Regular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5cm" style:contextual-spacing="false" fo:line-height="75%" style:page-number="auto"/>
      <style:text-properties fo:font-size="14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Regular" style:font-family-generic="roman" style:font-pitch="variable" fo:font-size="360%" fo:font-style="normal" fo:font-weight="normal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opacity="100%"/>
      <style:paragraph-properties fo:margin-top="0.199cm" fo:margin-bottom="0.199cm" style:contextual-spacing="false"/>
      <style:text-properties fo:color="#808080" loext:opacity="100%"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" fo:font-family="'Times New Roman'" style:font-style-name="Regular" style:font-family-generic="roman" style:font-pitch="variable" fo:font-size="32pt" fo:font-weight="normal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4T21:43:15.872506242</meta:creation-date>
    <dc:title>SongSheet</dc:title>
    <meta:editing-cycles>2</meta:editing-cycles>
    <meta:generator>LibreOffice/7.6.4.1$MacOSX_AARCH64 LibreOffice_project/e19e193f88cd6c0525a17fb7a176ed8e6a3e2aa1</meta:generator>
    <meta:editing-duration>PT13M34S</meta:editing-duration>
    <dc:date>2025-04-14T21:56:49.991239637</dc:date>
    <meta:document-statistic meta:table-count="0" meta:image-count="0" meta:object-count="0" meta:page-count="1" meta:paragraph-count="23" meta:word-count="200" meta:character-count="996" meta:non-whitespace-character-count="787"/>
    <meta:template xlink:type="simple" xlink:actuate="onRequest" xlink:title="SongSheet" xlink:href="../../../../Library/Application%20Support/LibreOffice/4/user/template/SongSheet.ott" meta:date="2025-04-14T21:43:15.755209416"/>
  </office:meta>
</office:document-meta>
</file>